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Standard" style:list-style-name="L42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7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7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74" style:family="paragraph" style:parent-style-name="Text_20_body" style:list-style-name="L4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76" style:family="paragraph" style:parent-style-name="Text_20_body" style:list-style-name="L42">
      <style:text-properties style:font-name="Arial" fo:font-size="13pt" style:font-name-asian="Arimo" style:font-size-asian="13pt" style:font-size-complex="13pt"/>
    </style:style>
    <style:style style:name="P77" style:family="paragraph" style:parent-style-name="Text_20_body">
      <style:text-properties style:font-name="ＭＳ Ｐゴシック" style:font-name-asian="ＭＳ Ｐゴシック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2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>豊島区巣鴨２丁目計画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>晴れ。雲あり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>巣鴨駅（JR）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563586956452390310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5588709421549601424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2129533850269352482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3489149888349014538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4703033544929587758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6224193704398039590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624920921641814884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3545677878442095090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8576016174953941154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2555173446922943555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8096606894725386769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3641702848664459896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1056758552965765487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8179393934121206507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2"/>
      <text:p text:style-name="P4">[/ 20200112_105247]</text:p>
      <text:p text:style-name="P12"/>
      <text:p text:style-name="P7"/>
      <text:p text:style-name="P2">---------------------------------------------------------------</text:p>
      <text:p text:style-name="P4">[20200117_155330]</text:p>
      <text:p text:style-name="P12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春日秀樹様　共同住宅新築</text:p>
          </table:table-cell>
        </table:table-row>
        <text:soft-page-break/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950340776070352629" text:style-name="L43">
              <text:list-item>
                <text:p text:style-name="P57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57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4754313907018823977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123487813707842680" text:style-name="L16">
              <text:list-item>
                <text:p text:style-name="P32">年配の人。白髪あり。コン打ちをよく分かっているように見受けた。</text:p>
              </text:list-item>
              <text:list-item>
                <text:p text:style-name="P32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608989766398610410" text:style-name="L17">
              <text:list-item>
                <text:p text:style-name="P33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9208483726219109310" text:style-name="L18">
              <text:list-item>
                <text:p text:style-name="P34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2093758357124107204" text:style-name="L19">
              <text:list-item>
                <text:p text:style-name="P35">２名。一人は、鼻の付け根（目尻の傍の）が、凹んでいる。</text:p>
              </text:list-item>
              <text:list-item>
                <text:p text:style-name="P35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5653427490833003271" text:style-name="L20">
              <text:list-item>
                <text:p text:style-name="P36">メガネあり。前歯、上の、が出っ張っている。笑みをいつも作っている。</text:p>
              </text:list-item>
              <text:list-item>
                <text:p text:style-name="P36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2882310023445464304" text:style-name="L21">
              <text:list-item>
                <text:p text:style-name="P37">佐藤工業、古川さん。夕方５時５０分ぐらいか、電話する。</text:p>
              </text:list-item>
              <text:list-item>
                <text:p text:style-name="P37">当日の打設場所。スラブには、スリーブはない。壁のみ。（ｆ１）</text:p>
              </text:list-item>
              <text:list-item>
                <text:p text:style-name="P37">そのため、壁・柱を打ち終われば、本来、設備側としての相番の作業は、完了。（ｆ２）</text:p>
              </text:list-item>
              <text:list-item>
                <text:p text:style-name="P37">ｆ２に根拠を置くと、本来、相番作業は、その日について言えば、残業は発生しない。（ｃ１）</text:p>
              </text:list-item>
              <text:list-item>
                <text:p text:style-name="P37">ｃ１によれば、残業代を支払う義務は、発注側には、発生しない。（ｃ２）</text:p>
              </text:list-item>
              <text:list-item>
                <text:p text:style-name="P37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944998886627652854" text:style-name="L22">
              <text:list-item>
                <text:p text:style-name="P38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375983763905274226" text:style-name="L23">
              <text:list-item>
                <text:p text:style-name="P39">柱、壁　=&gt;　パラペット。３区画に分かれている。奥の２区画を先に、この順序で。</text:p>
              </text:list-item>
              <text:list-item>
                <text:p text:style-name="P39">階段・EVは、ない</text:p>
              </text:list-item>
            </text:list>
          </table:table-cell>
        </table:table-row>
        <text:soft-page-break/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5250992093157062358" text:style-name="L24">
              <text:list-item>
                <text:p text:style-name="P40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2704358774188529900" text:style-name="L25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2786462261931266342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005015921779048680" text:style-name="L27">
              <text:list-item>
                <text:p text:style-name="P43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2"/>
      <text:p text:style-name="P4">[/ 20200117_161555]</text:p>
      <text:p text:style-name="P12"/>
      <text:p text:style-name="P7">@@@</text:p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/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6375474" text:continue-list="list563586956452390310" text:style-name="L1">
              <text:list-item>
                <text:p text:style-name="P17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1040965251929789729" text:style-name="L44">
              <text:list-item>
                <text:p text:style-name="P58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821533908480108136" text:style-name="L45">
              <text:list-item>
                <text:p text:style-name="P59"/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5521205143327297522" text:style-name="L46">
              <text:list-item>
                <text:p text:style-name="P6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3970270431486661684" text:style-name="L47">
              <text:list-item>
                <text:p text:style-name="P61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oft-page-break/><text:span text:style-name="T2">大工さん</text:span></text:p>
          </table:table-cell>
          <table:table-cell table:style-name="表2.C2" office:value-type="string">
            <text:list xml:id="list801179149393930796" text:style-name="L48">
              <text:list-item>
                <text:p text:style-name="P6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9078177830799841304" text:style-name="L49">
              <text:list-item>
                <text:p text:style-name="P63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844003597460821564" text:style-name="L50">
              <text:list-item>
                <text:p text:style-name="P6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711212696934216886" text:style-name="L51">
              <text:list-item>
                <text:p text:style-name="P6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780365623295552935" text:style-name="L52">
              <text:list-item>
                <text:p text:style-name="P6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277998096578029327" text:style-name="L53">
              <text:list-item>
                <text:p text:style-name="P6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755633485183761159" text:style-name="L54">
              <text:list-item>
                <text:p text:style-name="P6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2145917490717670563" text:style-name="L55">
              <text:list-item>
                <text:p text:style-name="P6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1023891024748350617" text:style-name="L56">
              <text:list-item>
                <text:p text:style-name="P70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11"/>
      <text:p text:style-name="P11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ext:soft-page-break/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36364392" text:continue-list="list36375474" text:style-name="L1">
              <text:list-item>
                <text:p text:style-name="P1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163599787277357490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241021162867074056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170523328991887009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さん</text:span></text:p>
          </table:table-cell>
          <table:table-cell table:style-name="表13.C2" office:value-type="string">
            <text:list xml:id="list2093890618521289633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2391360176081412373" text:style-name="L32">
              <text:list-item>
                <text:p text:style-name="P4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810893059446479394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1795500075712854564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775401535217168237" text:style-name="L35">
              <text:list-item>
                <text:p text:style-name="P5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5528121429484957024" text:style-name="L36">
              <text:list-item>
                <text:p text:style-name="P5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9129761613275774460" text:style-name="L37">
              <text:list-item>
                <text:p text:style-name="P5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292182033084955477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472879205558743175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1115048398845888418" text:style-name="L40">
              <text:list-item>
                <text:p text:style-name="P56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564336989333083268" text:style-name="L41">
        <text:list-item>
          <text:p text:style-name="P74">start apps</text:p>
          <text:list>
            <text:list-item>
              <text:p text:style-name="P74">doc (this)</text:p>
            </text:list-item>
            <text:list-item>
              <text:p text:style-name="P74">folder : C:\WORKS_2\WS\WS_Others.miscs\misc_files</text:p>
            </text:list-item>
            <text:list-item>
              <text:p text:style-name="P74">web page</text:p>
              <text:list>
                <text:list-item>
                  <text:p text:style-name="P7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7478270135667537962" text:style-name="L42">
        <text:list-item>
          <text:p text:style-name="P76">close</text:p>
          <text:list>
            <text:list-item>
              <text:p text:style-name="P76">image file</text:p>
            </text:list-item>
            <text:list-item>
              <text:p text:style-name="P7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76">folder : C:\WORKS_2\WS\WS_Others.miscs\misc_files</text:p>
            </text:list-item>
            <text:list-item>
              <text:p text:style-name="P76">this</text:p>
            </text:list-item>
          </text:list>
        </text:list-item>
        <text:list-item>
          <text:p text:style-name="P7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36377702" text:continue-numbering="true" text:style-name="L42">
        <text:list-item>
          <text:p text:style-name="P14"/>
        </text:list-item>
      </text:list>
      <text:p text:style-name="P13"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1-17T16:16:20.03</dc:date>
    <dc:creator>iwabuchi ken</dc:creator>
    <meta:editing-duration>PT11H37M40S</meta:editing-duration>
    <meta:editing-cycles>80</meta:editing-cycles>
    <meta:generator>OpenOffice/4.1.3$Win32 OpenOffice.org_project/413m1$Build-9783</meta:generator>
    <meta:document-statistic meta:table-count="5" meta:image-count="0" meta:object-count="0" meta:page-count="7" meta:paragraph-count="215" meta:word-count="2775" meta:character-count="4226"/>
  </office:meta>
</office:document-meta>
</file>